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Test">
      <style:map style:condition="cell-content()=1" style:apply-style-name="True" style:base-cell-address="Sheet1.A2"/>
      <style:map style:condition="cell-content()=0" style:apply-style-name="False" style:base-cell-address="Sheet1.A2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eference</text:p>
          </table:table-cell>
          <table:table-cell table:number-columns-repeated="5"/>
          <table:table-cell table:formula="of:=2^5" office:value-type="float" office:value="32" calcext:value-type="float">
            <text:p>32</text:p>
          </table:table-cell>
        </table:table-row>
        <table:table-row table:style-name="ro1">
          <table:table-cell table:number-columns-repeated="4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NoOp</text:p>
          </table:table-cell>
          <table:table-cell table:number-columns-repeated="6"/>
        </table:table-row>
        <table:table-row table:style-name="ro1">
          <table:table-cell table:number-columns-repeated="4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style-name="ce3" office:value-type="string" calcext:value-type="string">
            <text:p>NoOp</text:p>
          </table:table-cell>
          <table:table-cell table:number-columns-repeated="6"/>
        </table:table-row>
        <table:table-row table:style-name="ro1">
          <table:table-cell table:number-columns-repeated="5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3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5"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3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11" calcext:value-type="float">
            <text:p>111</text:p>
          </table:table-cell>
          <table:table-cell table:number-columns-repeated="6"/>
        </table:table-row>
        <calcext:conditional-formats>
          <calcext:conditional-format calcext:target-range-address="Sheet1.A2:Sheet1.E33">
            <calcext:condition calcext:apply-style-name="True" calcext:value="=1" calcext:base-cell-address="Sheet1.A2"/>
            <calcext:condition calcext:apply-style-name="False" calcext:value="=0" calcext:base-cell-address="Sheet1.A2"/>
          </calcext:conditional-format>
        </calcext:conditional-formats>
      </table:table>
      <table:named-expressions/>
      <table:database-ranges>
        <table:database-range table:name="__Anonymous_Sheet_DB__0" table:target-range-address="Sheet1.A2:Sheet1.F3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st" style:family="table-cell" style:parent-style-name="Default" style:data-style-name="N99"/>
    <style:style style:name="Untitled1" style:family="table-cell" style:parent-style-name="Default">
      <style:table-cell-properties fo:background-color="#0066cc"/>
    </style:style>
    <style:style style:name="False" style:family="table-cell" style:parent-style-name="Default">
      <style:table-cell-properties fo:background-color="#ff3333"/>
    </style:style>
    <style:style style:name="True" style:family="table-cell" style:parent-style-name="Default">
      <style:table-cell-properties fo:background-color="#66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6:33:32.800866461</meta:creation-date>
    <dc:date>2016-09-12T17:23:33.017447088</dc:date>
    <meta:editing-duration>PT18M9S</meta:editing-duration>
    <meta:editing-cycles>2</meta:editing-cycles>
    <meta:generator>LibreOffice/5.1.4.2$Linux_X86_64 LibreOffice_project/10m0$Build-2</meta:generator>
    <meta:document-statistic meta:table-count="1" meta:cell-count="199" meta:object-count="0"/>
  </office:meta>
</office:document-meta>
</file>